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variant="normal" fo:text-transform="none" fo:color="#212529" style:font-name="SFMono-Regular" fo:font-size="10.5pt" fo:letter-spacing="normal" fo:font-style="normal" fo:font-weight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) </text:p>
      <text:section text:style-name="Sect1" text:name="Sección1">
        <text:p text:style-name="Standard">Windows:</text:p>
        <text:p text:style-name="Standard"/>
        <text:p text:style-name="Standard"><text:tab/>mkdir dir</text:p>
        <text:p text:style-name="Standard"><text:tab/>cd dir</text:p>
        <text:p text:style-name="Standard"><text:tab/>mkdir dir1</text:p>
        <text:p text:style-name="Standard"><text:tab/>mkdir dir2</text:p>
        <text:p text:style-name="Standard"><text:tab/>mkdir .\dir1\dir11</text:p>
        <text:p text:style-name="Standard"><text:tab/>mkdir .\dir2\dir21</text:p>
        <text:p text:style-name="Standard"><text:tab/>mkdir .\dir2\dir22</text:p>
        <text:p text:style-name="Standard"><text:s text:c="4"/>Linux:</text:p>
        <text:p text:style-name="Standard"><text:tab/>mkdir dir</text:p>
        <text:p text:style-name="Standard"><text:tab/>cd dir</text:p>
        <text:p text:style-name="Standard"><text:tab/>mkdir dir1</text:p>
        <text:p text:style-name="Standard"><text:tab/>mkdir dir2</text:p>
        <text:p text:style-name="Standard"><text:tab/>mkdir ./dir1/dir11</text:p>
        <text:p text:style-name="Standard"><text:tab/>mkdir ./dir2/dir21</text:p>
        <text:p text:style-name="Standard"><text:tab/>mkdir ./dir2/dir22</text:p>
      </text:section>
      <text:p text:style-name="Standard"/>
      <text:p text:style-name="Standard">b)</text:p>
      <text:section text:style-name="Sect1" text:name="Sección2">
        <text:p text:style-name="Standard">Windows:</text:p>
        <text:p text:style-name="Standard"><text:tab/>move *.png .\dir1\dir11</text:p>
        <text:p text:style-name="Standard"><text:tab/>cd dir1\dir11</text:p>
        <text:p text:style-name="Standard"><text:tab/>xcopy img1.png ..\..\dir2\dir21</text:p>
        <text:p text:style-name="Standard"><text:tab/>dir</text:p>
        <text:p text:style-name="Standard"><text:tab/>del img1.png</text:p>
        <text:p text:style-name="Standard"><text:tab/>cd ..\..</text:p>
        <text:p text:style-name="Standard"><text:tab/>rd dir1 /S</text:p>
        <text:p text:style-name="Standard"><text:tab/>¿Está seguro (S/N)? s</text:p>
        <text:p text:style-name="Standard">Linux:</text:p>
        <text:p text:style-name="Standard"><text:tab/>mv *.png ./dir1/dir11</text:p>
        <text:p text:style-name="Standard"><text:tab/>cd dir1/dir11</text:p>
        <text:p text:style-name="Standard"><text:tab/>cp img1.png ../../dir2/dir21</text:p>
        <text:p text:style-name="Standard"><text:tab/>dir</text:p>
        <text:p text:style-name="Standard"><text:tab/>rm img1.png</text:p>
        <text:p text:style-name="Standard"><text:tab/>cd ../..</text:p>
        <text:p text:style-name="Standard"><text:span text:style-name="T1"><text:tab/></text:span>rm -r dir1</text:p>
      </text:section>
      <text:p text:style-name="Standard"/>
      <text:p text:style-name="Standard">c)</text:p>
      <text:section text:style-name="Sect2" text:name="Sección3">
        <text:section text:style-name="Sect3" text:name="Sección4">
          <text:p text:style-name="Standard">Windows:</text:p>
          <text:p text:style-name="Standard"><text:tab/>del .\dir1\dir11\????.*</text:p>
          <text:p text:style-name="Standard"><text:tab/>del .\dir1\dir11\m*h*</text:p>
          <text:p text:style-name="Standard"><text:tab/>del .\dir1\dir11\a??.d*</text:p>
          <text:p text:style-name="Standard"/>
          <text:p text:style-name="Standard">Linux:</text:p>
          <text:p text:style-name="Standard"><text:tab/>rm <text:s/>./dir1/dir11/????.*</text:p>
          <text:p text:style-name="Standard"><text:tab/>rm <text:s/>./dir1/dir11/m*h*</text:p>
          <text:p text:style-name="Standard"><text:tab/>rm ./dir1/dir11/a??.d*3</text:p>
        </text:section>
        <text:p text:style-name="Standard"/>
        <text:p text:style-name="Standard">d)</text:p>
        <text:p text:style-name="Standard">tar -czvf backup-dir.tar.gz *</text:p>
        <text:p text:style-name="Standard">tar -cvf backup2.tar dir</text:p>
        <text:p text:style-name="Standard">tar -cjvf babkup3.tar.bz2 dir</text:p>
        <text:p text:style-name="Standard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21:28:07.299347885</meta:creation-date>
    <dc:date>2020-12-15T22:23:59.397924080</dc:date>
    <meta:editing-duration>PT21M46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48" meta:word-count="98" meta:character-count="699" meta:non-whitespace-character-count="607"/>
  </office:meta>
</office:document-meta>
</file>